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.608cm" svg:x="15.591cm" svg:y="2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6.096cm" svg:x="2.553cm" svg:y="2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2.739cm" svg:y="5.0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2.764cm" svg:y="4.906cm">
          <draw:text-box>
            <text:p text:style-name="P1"><text:span text:style-name="T1">Check Panel Attachment</text:span></text:p>
          </draw:text-box>
        </draw:frame>
        <draw:custom-shape draw:style-name="gr2" draw:text-style-name="P1" draw:layer="layout" svg:width="6.096cm" svg:height="6.096cm" svg:x="19.453cm" svg:y="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9.639cm" svg:y="5.0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955cm" svg:height="1.758cm" svg:x="19.564cm" svg:y="5.081cm">
          <draw:text-box>
            <text:p text:style-name="P1"><text:span text:style-name="T2">Check Cascading</text:span></text:p>
            <text:p text:style-name="P1"><text:span text:style-name="T1">Cells</text:span></text:p>
          </draw:text-box>
        </draw:frame>
        <draw:custom-shape draw:style-name="gr4" draw:text-style-name="P1" draw:layer="layout" svg:width="6.096cm" svg:height="6.096cm" svg:x="11.053cm" svg:y="2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1.239cm" svg:y="5.0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11.264cm" svg:y="5.281cm">
          <draw:text-box>
            <text:p text:style-name="P1"><text:span text:style-name="T1">Check Wirings</text:span></text:p>
          </draw:text-box>
        </draw:frame>
        <draw:custom-shape draw:style-name="gr2" draw:text-style-name="P1" draw:layer="layout" svg:width="6.096cm" svg:height="6.096cm" svg:x="2.553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2.739cm" svg:y="13.4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2.764cm" svg:y="13.34cm">
          <draw:text-box>
            <text:p text:style-name="P1"><text:span text:style-name="T1">Remove Left</text:span></text:p>
            <text:p text:style-name="P1"><text:span text:style-name="T1">Cover</text:span></text:p>
          </draw:text-box>
        </draw:frame>
        <draw:custom-shape draw:style-name="gr2" draw:text-style-name="P1" draw:layer="layout" svg:width="6.096cm" svg:height="6.096cm" svg:x="19.453cm" svg:y="1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9.639cm" svg:y="13.4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19.664cm" svg:y="13.607cm">
          <draw:text-box>
            <text:p text:style-name="P1"><text:span text:style-name="T1">Weld Panel</text:span></text:p>
          </draw:text-box>
        </draw:frame>
        <draw:custom-shape draw:style-name="gr4" draw:text-style-name="P1" draw:layer="layout" svg:width="6.096cm" svg:height="6.096cm" svg:x="11.053cm" svg:y="11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1.239cm" svg:y="13.4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11.264cm" svg:y="13.707cm">
          <draw:text-box>
            <text:p text:style-name="P1"><text:span text:style-name="T3">Takeout C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48:58.307897422</meta:creation-date>
    <dc:date>2016-06-21T16:18:38.230006542</dc:date>
    <meta:editing-duration>PT14M30S</meta:editing-duration>
    <meta:editing-cycles>20</meta:editing-cycles>
    <meta:generator>LibreOffice/4.2.8.2$Linux_X86_64 LibreOffice_project/420m0$Build-2</meta:generator>
    <meta:document-statistic meta:object-count="19"/>
  </office:meta>
</office:document-meta>
</file>